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47.33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6" style:family="table-cell" style:parent-style-name="Default" style:data-style-name="N2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eset SE based evaluation</text:p>
          </table:table-cell>
          <table:table-cell table:style-name="ce5" table:number-columns-repeated="3"/>
          <table:table-cell office:value-type="string" calcext:value-type="string">
            <text:p># POS-lookup spielt keine Rolle bei preset-se</text:p>
          </table:table-cell>
        </table:table-row>
        <table:table-row table:style-name="ro1">
          <table:table-cell table:style-name="ce2" office:value-type="string" calcext:value-type="string">
            <text:p>Preset SE, Normalization, Scope_Expan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b rule [subj] and new rule for all other verbs: [obja,objd,objc,obji,s,objp-*,subj] 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string" calcext:value-type="string">
            <text:p>1.1 Baseline_window4_both</text:p>
          </table:table-cell>
          <table:table-cell table:style-name="ce6" office:value-type="string" calcext:value-type="string">
            <text:p>1.2 Baseline_one_rule</text:p>
          </table:table-cell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8" office:value-type="float" office:value="64.88" calcext:value-type="float">
            <text:p>64.88</text:p>
          </table:table-cell>
          <table:table-cell table:style-name="ce7" office:value-type="float" office:value="42.13" calcext:value-type="float">
            <text:p>42.13</text:p>
          </table:table-cell>
          <table:table-cell table:style-name="ce7" office:value-type="float" office:value="30.59" calcext:value-type="float">
            <text:p>30.59</text:p>
          </table:table-cell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9" office:value-type="float" office:value="58.58" calcext:value-type="float">
            <text:p>58.58</text:p>
          </table:table-cell>
          <table:table-cell table:style-name="ce7" office:value-type="float" office:value="55.97" calcext:value-type="float">
            <text:p>55.97</text:p>
          </table:table-cell>
          <table:table-cell table:style-name="ce7" office:value-type="float" office:value="44.4" calcext:value-type="float">
            <text:p>44.4</text:p>
          </table:table-cell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10" office:value-type="float" office:value="61.57" calcext:value-type="float">
            <text:p>61.57</text:p>
          </table:table-cell>
          <table:table-cell table:style-name="ce7" office:value-type="float" office:value="48.08" calcext:value-type="float">
            <text:p>48.08</text:p>
          </table:table-cell>
          <table:table-cell table:style-name="ce7" office:value-type="float" office:value="36.23" calcext:value-type="float">
            <text:p>36.23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Compare different rule configurations for transitive and intransitive verbs</text:p>
          </table:table-cell>
          <table:table-cell table:style-name="ce5"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Only <text:s/>1 verb rule: [obja,objd,objc,obji,s,objp-*]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9" office:value-type="float" office:value="64.95" calcext:value-type="float">
            <text:p>64.95</text:p>
          </table:table-cell>
          <table:table-cell table:style-name="ce13" table:formula="of:=[.B20]-[.B8]" office:value-type="float" office:value="3.38" calcext:value-type="float">
            <text:p>3.38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8" office:value-type="float" office:value="51.87" calcext:value-type="float">
            <text:p>51.87</text:p>
          </table:table-cell>
          <table:table-cell table:style-name="ce14" table:formula="of:=[.B21]-[.B7]" office:value-type="float" office:value="-6.71" calcext:value-type="float">
            <text:p>-6.71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8" office:value-type="float" office:value="57.68" calcext:value-type="float">
            <text:p>57.68</text:p>
          </table:table-cell>
          <table:table-cell table:style-name="ce15" table:formula="of:=[.B22]-[.B8]" office:value-type="float" office:value="-3.89" calcext:value-type="float">
            <text:p>-3.89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Only <text:s/>1 verb rule: [obja,objd,objc,obji,s,objp-*,subj]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8" office:value-type="float" office:value="62.6" calcext:value-type="float">
            <text:p>62.6</text:p>
          </table:table-cell>
          <table:table-cell table:style-name="ce13" table:formula="of:=[.B28]-[.B8]" office:value-type="float" office:value="1.03" calcext:value-type="float">
            <text:p>1.03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7" office:value-type="float" office:value="59.33" calcext:value-type="float">
            <text:p>59.33</text:p>
          </table:table-cell>
          <table:table-cell table:style-name="ce14" table:formula="of:=[.B29]-[.B7]" office:value-type="float" office:value="0.75" calcext:value-type="float">
            <text:p>0.75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7" office:value-type="float" office:value="60.92" calcext:value-type="float">
            <text:p>60.92</text:p>
          </table:table-cell>
          <table:table-cell table:style-name="ce15" table:formula="of:=[.B30]-[.B8]" office:value-type="float" office:value="-0.649999999999999" calcext:value-type="float">
            <text:p>-0.65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Rule for intrasitive verbs: [subj] and for all others: [obja]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8" office:value-type="float" office:value="73.62" calcext:value-type="float">
            <text:p>73.62</text:p>
          </table:table-cell>
          <table:table-cell table:style-name="ce13" table:formula="of:=[.B36]-[.B8]" office:value-type="float" office:value="12.05" calcext:value-type="float">
            <text:p>12.05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9" office:value-type="float" office:value="44.78" calcext:value-type="float">
            <text:p>44.78</text:p>
          </table:table-cell>
          <table:table-cell table:style-name="ce14" table:formula="of:=[.B37]-[.B7]" office:value-type="float" office:value="-13.8" calcext:value-type="float">
            <text:p>-13.8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8" office:value-type="float" office:value="55.68" calcext:value-type="float">
            <text:p>55.68</text:p>
          </table:table-cell>
          <table:table-cell table:style-name="ce15" table:formula="of:=[.B38]-[.B8]" office:value-type="float" office:value="-5.89" calcext:value-type="float">
            <text:p>-5.89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Only 1 verb rule: [obja]</text:p>
          </table:table-cell>
          <table:table-cell table:number-columns-repeated="4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10" office:value-type="float" office:value="75.66" calcext:value-type="float">
            <text:p>75.66</text:p>
          </table:table-cell>
          <table:table-cell table:style-name="ce13" table:formula="of:=[.B44]-[.B8]" office:value-type="float" office:value="14.09" calcext:value-type="float">
            <text:p>14.09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9" office:value-type="float" office:value="42.91" calcext:value-type="float">
            <text:p>42.91</text:p>
          </table:table-cell>
          <table:table-cell table:style-name="ce14" table:formula="of:=[.B45]-[.B7]" office:value-type="float" office:value="-15.67" calcext:value-type="float">
            <text:p>-15.67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8" office:value-type="float" office:value="54.76" calcext:value-type="float">
            <text:p>54.76</text:p>
          </table:table-cell>
          <table:table-cell table:style-name="ce15" table:formula="of:=[.B46]-[.B8]" office:value-type="float" office:value="-6.81" calcext:value-type="float">
            <text:p>-6.81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Keep best rules, change other parameters</text:p>
          </table:table-cell>
          <table:table-cell table:style-name="ce5"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o Scope Expansion</text:p>
          </table:table-cell>
          <table:table-cell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8" office:value-type="float" office:value="66.67" calcext:value-type="float">
            <text:p>66.67</text:p>
          </table:table-cell>
          <table:table-cell table:style-name="ce13" table:formula="of:=[.B54]-[.B6]" office:value-type="float" office:value="1.79000000000001" calcext:value-type="float">
            <text:p>1.79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8" office:value-type="float" office:value="50" calcext:value-type="float">
            <text:p>50</text:p>
          </table:table-cell>
          <table:table-cell table:style-name="ce14" table:formula="of:=[.B55]-[.B7]" office:value-type="float" office:value="-8.58" calcext:value-type="float">
            <text:p>-8.58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8" office:value-type="float" office:value="57.14" calcext:value-type="float">
            <text:p>57.14</text:p>
          </table:table-cell>
          <table:table-cell table:style-name="ce15" table:formula="of:=[.B56]-[.B8]" office:value-type="float" office:value="-4.43" calcext:value-type="float">
            <text:p>-4.43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With orientation lookup</text:p>
          </table:table-cell>
          <table:table-cell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9" office:value-type="float" office:value="69.86" calcext:value-type="float">
            <text:p>69.86</text:p>
          </table:table-cell>
          <table:table-cell table:style-name="ce13" table:formula="of:=[.B62]-[.B6]" office:value-type="float" office:value="4.98" calcext:value-type="float">
            <text:p>4.98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8" office:value-type="float" office:value="54.48" calcext:value-type="float">
            <text:p>54.48</text:p>
          </table:table-cell>
          <table:table-cell table:style-name="ce14" table:formula="of:=[.B63]-[.B7]" office:value-type="float" office:value="-4.1" calcext:value-type="float">
            <text:p>-4.1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8" office:value-type="float" office:value="61.26" calcext:value-type="float">
            <text:p>61.26</text:p>
          </table:table-cell>
          <table:table-cell table:style-name="ce15" table:formula="of:=[.B64]-[.B8]" office:value-type="float" office:value="-0.310000000000002" calcext:value-type="float">
            <text:p>-0.31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No Normalization</text:p>
          </table:table-cell>
          <table:table-cell table:number-columns-repeated="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8" office:value-type="float" office:value="66.92" calcext:value-type="float">
            <text:p>66.92</text:p>
          </table:table-cell>
          <table:table-cell table:style-name="ce13" table:formula="of:=[.B70]-[.B6]" office:value-type="float" office:value="2.04000000000001" calcext:value-type="float">
            <text:p>2.04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7" office:value-type="float" office:value="32.46" calcext:value-type="float">
            <text:p>32.46</text:p>
          </table:table-cell>
          <table:table-cell table:style-name="ce14" table:formula="of:=[.B71]-[.B7]" office:value-type="float" office:value="-26.12" calcext:value-type="float">
            <text:p>-26.12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7" office:value-type="float" office:value="43.72" calcext:value-type="float">
            <text:p>43.72</text:p>
          </table:table-cell>
          <table:table-cell table:style-name="ce15" table:formula="of:=[.B72]-[.B8]" office:value-type="float" office:value="-17.85" calcext:value-type="float">
            <text:p>-17.85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Turn off parts of normalization</text:p>
          </table:table-cell>
          <table:table-cell table:style-name="ce5"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o conjunction normalization</text:p>
          </table:table-cell>
          <table:table-cell table:number-columns-repeated="4"/>
        </table:table-row>
        <table:table-row table:style-name="ro1">
          <table:table-cell table:style-name="ce3" office:value-type="float" office:value="7.01" calcext:value-type="float">
            <text:p>7.01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8" office:value-type="float" office:value="64.46" calcext:value-type="float">
            <text:p>64.46</text:p>
          </table:table-cell>
          <table:table-cell table:style-name="ce14" table:formula="of:=[.B81]-[.B6]" office:value-type="float" office:value="-0.420000000000002" calcext:value-type="float">
            <text:p>-0.42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7" office:value-type="float" office:value="58.21" calcext:value-type="float">
            <text:p>58.21</text:p>
          </table:table-cell>
          <table:table-cell table:style-name="ce14" table:formula="of:=[.B82]-[.B7]" office:value-type="float" office:value="-0.369999999999997" calcext:value-type="float">
            <text:p>-0.37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7" office:value-type="float" office:value="61.18" calcext:value-type="float">
            <text:p>61.18</text:p>
          </table:table-cell>
          <table:table-cell table:style-name="ce15" table:formula="of:=[.B83]-[.B8]" office:value-type="float" office:value="-0.390000000000001" calcext:value-type="float">
            <text:p>-0.39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No active-passive normalization</text:p>
          </table:table-cell>
          <table:table-cell table:number-columns-repeated="4"/>
        </table:table-row>
        <table:table-row table:style-name="ro1">
          <table:table-cell table:style-name="ce3" office:value-type="float" office:value="7.02" calcext:value-type="float">
            <text:p>7.0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8" office:value-type="float" office:value="63.22" calcext:value-type="float">
            <text:p>63.22</text:p>
          </table:table-cell>
          <table:table-cell table:style-name="ce14" table:formula="of:=[.B89]-[.B6]" office:value-type="float" office:value="-1.66" calcext:value-type="float">
            <text:p>-1.66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7" office:value-type="float" office:value="57.09" calcext:value-type="float">
            <text:p>57.09</text:p>
          </table:table-cell>
          <table:table-cell table:style-name="ce14" table:formula="of:=[.B90]-[.B7]" office:value-type="float" office:value="-1.49" calcext:value-type="float">
            <text:p>-1.49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7" office:value-type="float" office:value="60" calcext:value-type="float">
            <text:p>60</text:p>
          </table:table-cell>
          <table:table-cell table:style-name="ce15" table:formula="of:=[.B91]-[.B8]" office:value-type="float" office:value="-1.57" calcext:value-type="float">
            <text:p>-1.57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Lexicon based evaluation</text:p>
          </table:table-cell>
          <table:table-cell table:style-name="ce5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Lexicon_standard: Lexicon, Normalisierung, POS lookup</text:p>
          </table:table-cell>
          <table:table-cell table:number-columns-repeated="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10.0 <text:s/>Standard</text:p>
          </table:table-cell>
          <table:table-cell table:style-name="ce6" office:value-type="string" calcext:value-type="string">
            <text:p>10.1 Baseline_window4_both</text:p>
          </table:table-cell>
          <table:table-cell table:style-name="ce6" office:value-type="string" calcext:value-type="string">
            <text:p>10.2 Baseline_one_rule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64.31" calcext:value-type="float">
            <text:p>64.31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8" office:value-type="float" office:value="47.06" calcext:value-type="float">
            <text:p>47.06</text:p>
          </table:table-cell>
          <table:table-cell table:style-name="ce7" office:value-type="float" office:value="25.96" calcext:value-type="float">
            <text:p>25.96</text:p>
          </table:table-cell>
          <table:table-cell table:style-name="ce7" office:value-type="float" office:value="21.83" calcext:value-type="float">
            <text:p>21.83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8" office:value-type="float" office:value="35.82" calcext:value-type="float">
            <text:p>35.82</text:p>
          </table:table-cell>
          <table:table-cell table:style-name="ce7" office:value-type="float" office:value="35.45" calcext:value-type="float">
            <text:p>35.45</text:p>
          </table:table-cell>
          <table:table-cell table:style-name="ce7" office:value-type="float" office:value="30.22" calcext:value-type="float">
            <text:p>30.22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8" office:value-type="float" office:value="40.68" calcext:value-type="float">
            <text:p>40.68</text:p>
          </table:table-cell>
          <table:table-cell table:style-name="ce7" office:value-type="float" office:value="29.97" calcext:value-type="float">
            <text:p>29.97</text:p>
          </table:table-cell>
          <table:table-cell table:style-name="ce7" office:value-type="float" office:value="25.35" calcext:value-type="float">
            <text:p>25.35</text:p>
          </table:table-cell>
          <table:table-cell table:style-name="ce7"/>
        </table:table-row>
        <table:table-row table:style-name="ro1" table:number-rows-repeated="2">
          <table:table-cell table:number-columns-repeated="4"/>
          <table:table-cell table:style-name="ce7"/>
        </table:table-row>
        <table:table-row table:style-name="ro1">
          <table:table-cell table:style-name="ce2" office:value-type="string" calcext:value-type="string">
            <text:p>Lexicon_no_POS: Lexicon, Normalization, No POS lookup</text:p>
          </table:table-cell>
          <table:table-cell table:number-columns-repeated="3"/>
          <table:table-cell table:style-name="ce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11.0 Standard</text:p>
          </table:table-cell>
          <table:table-cell table:style-name="ce6" table:number-columns-repeated="2"/>
          <table:table-cell table:style-name="ce7"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10" office:value-type="float" office:value="64.39" calcext:value-type="float">
            <text:p>64.39</text:p>
          </table:table-cell>
          <table:table-cell table:style-name="ce7" table:number-columns-repeated="3"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7" office:value-type="float" office:value="46.83" calcext:value-type="float">
            <text:p>46.83</text:p>
          </table:table-cell>
          <table:table-cell table:style-name="ce7" table:number-columns-repeated="3"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8" office:value-type="float" office:value="35.82" calcext:value-type="float">
            <text:p>35.82</text:p>
          </table:table-cell>
          <table:table-cell table:style-name="ce7" table:number-columns-repeated="3"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11" office:value-type="float" office:value="40.59" calcext:value-type="float">
            <text:p>40.59</text:p>
          </table:table-cell>
          <table:table-cell table:style-name="ce7" table:number-columns-repeated="3"/>
        </table:table-row>
        <table:table-row table:style-name="ro1">
          <table:table-cell table:number-columns-repeated="4"/>
          <table:table-cell table:style-name="ce7"/>
        </table:table-row>
        <table:table-row table:style-name="ro1">
          <table:table-cell office:value-type="string" calcext:value-type="string">
            <text:p># POS-lookup yields slight improvement</text:p>
          </table:table-cell>
          <table:table-cell table:number-columns-repeated="3"/>
          <table:table-cell table:style-name="ce7"/>
        </table:table-row>
        <table:table-row table:style-name="ro1" table:number-rows-repeated="2">
          <table:table-cell table:number-columns-repeated="4"/>
          <table:table-cell table:style-name="ce7"/>
        </table:table-row>
        <table:table-row table:style-name="ro2">
          <table:table-cell office:value-type="string" calcext:value-type="string">
            <text:p><text:span text:style-name="T1">Lexicon_extended</text:span>: germanlex_extended, Normalization, POS lookup</text:p>
          </table:table-cell>
          <table:table-cell table:number-columns-repeated="3"/>
          <table:table-cell table:style-name="ce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12.0 Standard</text:p>
          </table:table-cell>
          <table:table-cell table:style-name="ce6" office:value-type="string" calcext:value-type="string">
            <text:p>12.1 Baseline_window</text:p>
          </table:table-cell>
          <table:table-cell table:style-name="ce6" office:value-type="string" calcext:value-type="string">
            <text:p>12.2 Baseline_one_rule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10" office:value-type="float" office:value="85.01" calcext:value-type="float">
            <text:p>85.01</text:p>
          </table:table-cell>
          <table:table-cell table:number-columns-repeated="2" table:style-name="ce7" office:value-type="float" office:value="85.01" calcext:value-type="float">
            <text:p>85.01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12" office:value-type="float" office:value="64.38" calcext:value-type="float">
            <text:p>64.38</text:p>
          </table:table-cell>
          <table:table-cell table:style-name="ce7" office:value-type="float" office:value="31.96" calcext:value-type="float">
            <text:p>31.96</text:p>
          </table:table-cell>
          <table:table-cell table:style-name="ce7" office:value-type="float" office:value="24.88" calcext:value-type="float">
            <text:p>24.88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8" office:value-type="float" office:value="52.61" calcext:value-type="float">
            <text:p>52.61</text:p>
          </table:table-cell>
          <table:table-cell table:style-name="ce8" office:value-type="float" office:value="49.25" calcext:value-type="float">
            <text:p>49.25</text:p>
          </table:table-cell>
          <table:table-cell table:style-name="ce7" office:value-type="float" office:value="39.18" calcext:value-type="float">
            <text:p>39.18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10" office:value-type="float" office:value="54.34" calcext:value-type="float">
            <text:p>54.34</text:p>
          </table:table-cell>
          <table:table-cell table:style-name="ce7" office:value-type="float" office:value="47.06" calcext:value-type="float">
            <text:p>47.06</text:p>
          </table:table-cell>
          <table:table-cell table:style-name="ce7" office:value-type="float" office:value="30.43" calcext:value-type="float">
            <text:p>30.43</text:p>
          </table:table-cell>
          <table:table-cell table:style-name="ce7"/>
        </table:table-row>
        <table:table-row table:style-name="ro1">
          <table:table-cell table:number-columns-repeated="4"/>
          <table:table-cell table:style-name="ce7"/>
        </table:table-row>
        <table:table-row table:style-name="ro1">
          <table:table-cell office:value-type="string" calcext:value-type="string">
            <text:p># Extending germanlex yields huge SE-improvements</text:p>
          </table:table-cell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# Better precision here probably overfitting. Ambiguity is a problem.</text:p>
          </table:table-cell>
          <table:table-cell table:number-columns-repeated="4"/>
        </table:table-row>
        <table:table-row table:style-name="ro1">
          <table:table-cell/>
          <table:table-cell table:style-name="ce10"/>
          <table:table-cell table:number-columns-repeated="2"/>
          <table:table-cell table:style-name="ce7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aseline window evaluation – find the best n</text:p>
          </table:table-cell>
          <table:table-cell table:style-name="ce1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set-SE, Normalization, right side of shif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table:style-name="ce16" office:value-type="float" office:value="14.1" calcext:value-type="float">
            <text:p>14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office:value-type="float" office:value="30.53" calcext:value-type="float">
            <text:p>3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35.29" calcext:value-type="float">
            <text:p>35.2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F-Score Shifter:</text:p>
          </table:table-cell>
          <table:table-cell table:style-name="ce2" office:value-type="float" office:value="35.56" calcext:value-type="float">
            <text:p>3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34.56" calcext:value-type="float">
            <text:p>34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33.89" calcext:value-type="float">
            <text:p>33.8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eset-SE, Normalization, left side of shif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office:value-type="float" office:value="20.83" calcext:value-type="float">
            <text:p>2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table:style-name="ce16" office:value-type="float" office:value="30.2" calcext:value-type="float">
            <text:p>3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30.06" calcext:value-type="float">
            <text:p>30.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F-Score Shifter:</text:p>
          </table:table-cell>
          <table:table-cell table:style-name="ce2" office:value-type="float" office:value="30.86" calcext:value-type="float">
            <text:p>3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30.57" calcext:value-type="float">
            <text:p>3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30.07" calcext:value-type="float">
            <text:p>30.0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th dire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office:value-type="float" office:value="29.19" calcext:value-type="float">
            <text:p>29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office:value-type="float" office:value="46.15" calcext:value-type="float">
            <text:p>46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47.46" calcext:value-type="float">
            <text:p>47.4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F-Score Shifter:</text:p>
          </table:table-cell>
          <table:table-cell table:style-name="ce2" office:value-type="float" office:value="48.08" calcext:value-type="float">
            <text:p>48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48.06" calcext:value-type="float">
            <text:p>48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47.82" calcext:value-type="float">
            <text:p>47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7</text:p>
          </table:table-cell>
          <table:table-cell office:value-type="string" calcext:value-type="string">
            <text:p>F-Score Shifter:</text:p>
          </table:table-cell>
          <table:table-cell office:value-type="float" office:value="47.51" calcext:value-type="float">
            <text:p>47.51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Baseline rule evaluation – find the best setup</text:p>
          </table:table-cell>
          <table:table-cell table:style-name="ce1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BaselineRule classic – one shifter one SE</text:p>
          </table:table-cell>
          <table:table-cell table:number-columns-repeated="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10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7" office:value-type="float" office:value="30.59" calcext:value-type="float">
            <text:p>30.59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8" office:value-type="float" office:value="44.4" calcext:value-type="float">
            <text:p>44.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11" office:value-type="float" office:value="36.23" calcext:value-type="float">
            <text:p>36.23</text:p>
          </table:table-cell>
          <table:table-cell table:style-name="ce7" table:number-columns-repeated="2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BaselineRule classic – one shifter many SE</text:p>
          </table:table-cell>
          <table:table-cell table:number-columns-repeated="4"/>
        </table:table-row>
        <table:table-row table:style-name="ro1">
          <table:table-cell table:style-name="ce3" office:value-type="float" office:value="11.1" calcext:value-type="float">
            <text:p>11.1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10" office:value-type="float" office:value="97.75" calcext:value-type="float">
            <text:p>97.75</text:p>
          </table:table-cell>
          <table:table-cell table:style-name="ce7" office:value-type="string" calcext:value-type="string">
            <text:p># many false positive SE marked</text:p>
          </table:table-cell>
          <table:table-cell table:style-name="ce7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7" office:value-type="float" office:value="32.98" calcext:value-type="float">
            <text:p>32.98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8" office:value-type="float" office:value="44.78" calcext:value-type="float">
            <text:p>44.78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11" office:value-type="float" office:value="35.5" calcext:value-type="float">
            <text:p>35.50</text:p>
          </table:table-cell>
          <table:table-cell table:style-name="ce7" table:number-columns-repeated="2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BaselineRule classic –with clause case</text:p>
          </table:table-cell>
          <table:table-cell table:number-columns-repeated="4"/>
        </table:table-row>
        <table:table-row table:style-name="ro1">
          <table:table-cell table:style-name="ce3" office:value-type="float" office:value="11.2" calcext:value-type="float">
            <text:p>11.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10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7" office:value-type="float" office:value="30.99" calcext:value-type="float">
            <text:p>30.99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8" office:value-type="float" office:value="44.4" calcext:value-type="float">
            <text:p>44.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11" office:value-type="float" office:value="36.5" calcext:value-type="float">
            <text:p>36.50</text:p>
          </table:table-cell>
          <table:table-cell table:style-name="ce7" table:number-columns-repeated="2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Only negation in shifterLex</text:p>
          </table:table-cell>
          <table:table-cell table:style-name="ce1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egation only</text:p>
          </table:table-cell>
          <table:table-cell table:number-columns-repeated="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string" calcext:value-type="string">
            <text:p>F_SE</text:p>
          </table:table-cell>
          <table:table-cell table:style-name="ce10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Precision Shifter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Recall Shifter</text:p>
          </table:table-cell>
          <table:table-cell table:style-name="ce8" office:value-type="float" office:value="9.7" calcext:value-type="float">
            <text:p>9.7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F-Score Shifter</text:p>
          </table:table-cell>
          <table:table-cell table:style-name="ce11" office:value-type="float" office:value="16.94" calcext:value-type="float">
            <text:p>16.94</text:p>
          </table:table-cell>
          <table:table-cell table:style-name="ce7" table:number-columns-repeated="2"/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5.9mm" fo:page-height="330.2mm" style:shadow="non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5:13:16.3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2M59S</meta:editing-duration>
    <meta:editing-cycles>157</meta:editing-cycles>
    <meta:generator>LibreOffice/5.2.3.3$Windows_x86 LibreOffice_project/d54a8868f08a7b39642414cf2c8ef2f228f780cf</meta:generator>
    <dc:date>2017-01-19T16:13:06.845000000</dc:date>
    <meta:document-statistic meta:table-count="3" meta:cell-count="327" meta:object-count="0"/>
    <meta:user-defined meta:name="Info 1"/>
    <meta:user-defined meta:name="Info 2"/>
    <meta:user-defined meta:name="Info 3"/>
    <meta:user-defined meta:name="Info 4"/>
  </office:meta>
</office:document-meta>
</file>